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>
      <style:table-cell-properties fo:background-color="#404040"/>
      <style:text-properties fo:color="#ffffff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atkL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atk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atkH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atkL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2" office:value-type="string" calcext:value-type="string">
            <text:p>atkM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2" office:value-type="string" calcext:value-type="string">
            <text:p>atkH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isGround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vel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table:number-columns-repeated="2"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table:number-columns-repeated="2" office:value-type="string" calcext:value-type="string">
            <text:p>leverX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leverX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leverX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table:number-columns-repeated="2" office:value-type="string" calcext:value-type="string">
            <text:p>leverY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table:number-columns-repeated="2" office:value-type="string" calcext:value-type="string">
            <text:p>leverY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table:number-columns-repeated="2" office:value-type="string" calcext:value-type="string">
            <text:p>leverY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table:number-columns-repeated="2" office:value-type="string" calcext:value-type="string">
            <text:p>damage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table:number-columns-repeated="2" office:value-type="string" calcext:value-type="string">
            <text:p>damage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table:number-columns-repeated="2" office:value-type="string" calcext:value-type="string">
            <text:p>damage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dow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table:number-columns-repeated="2" office:value-type="string" calcext:value-type="string">
            <text:p>giveu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table:number-columns-repeated="2" office:value-type="string" calcext:value-type="string">
            <text:p>giveup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table:number-columns-repeated="2" office:value-type="string" calcext:value-type="string">
            <text:p>action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table:number-columns-repeated="2" office:value-type="string" calcext:value-type="string">
            <text:p>jmove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table:number-columns-repeated="2" office:value-type="string" calcext:value-type="string">
            <text:p>crouc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table:number-columns-repeated="2" office:value-type="string" calcext:value-type="string">
            <text:p>mov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table:number-columns-repeated="2" office:value-type="string" calcext:value-type="string">
            <text:p>moveXForwar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table:number-columns-repeated="2" office:value-type="string" calcext:value-type="string">
            <text:p>moveXBa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table:number-columns-repeated="2" office:value-type="string" calcext:value-type="string">
            <text:p>blo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table:number-columns-repeated="2" office:value-type="string" calcext:value-type="string">
            <text:p>deblock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/>
        </table:table-row>
      </table:table>
      <table:table table:name="paramet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mberBool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umberFloat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Base Layer</text:p>
          </table:table-cell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lay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nameEndsWithDot#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.0</text:p>
          </table:table-cell>
          <table:table-cell table:number-columns-repeated="2" table:style-name="ce3" office:value-type="string" calcext:value-type="string">
            <text:p>Base Layer.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number-columns-repeated="2" table:style-name="ce3" office:value-type="string" calcext:value-type="string">
            <text:p>Base Layer.JMove.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5"/>
        </table:table-row>
      </table:table>
      <table:table table:name="stateMachine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nameEndsWithDo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parentPath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style-name="ce2" office:value-type="string" calcext:value-type="string">
            <text:p>1.1.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629</text:p>
          </table:table-cell>
          <table:table-cell office:value-type="float" office:value="114514" calcext:value-type="float">
            <text:p>114514</text:p>
          </table:table-cell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1.1.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1.1.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1.1.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.1.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style-name="ce2" office:value-type="string" calcext:value-type="string">
            <text:p>1.1.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1.1.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1.1.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1.1.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style-name="ce2" office:value-type="string" calcext:value-type="string">
            <text:p>1.1.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1.1.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.1.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style-name="ce2" office:value-type="string" calcext:value-type="string">
            <text:p>1.1.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1.1.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1.1.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1.1.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1.1.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1.1.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1.1.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style-name="ce2" office:value-type="string" calcext:value-type="string">
            <text:p>1.1.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1.1.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style-name="ce2" office:value-type="string" calcext:value-type="string">
            <text:p>1.1.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style-name="ce2" office:value-type="string" calcext:value-type="string">
            <text:p>1.1.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1.1.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style-name="ce2" office:value-type="string" calcext:value-type="string">
            <text:p>1.1.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1.1.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style-name="ce2" office:value-type="string" calcext:value-type="string">
            <text:p>1.1.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1.1.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style-name="ce2" office:value-type="string" calcext:value-type="string">
            <text:p>1.1.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style-name="ce2" office:value-type="string" calcext:value-type="string">
            <text:p>1.1.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style-name="ce2" office:value-type="string" calcext:value-type="string">
            <text:p>1.1.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2.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2.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2.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2.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2.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table table:name="states_obj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paren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.1.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.1.1.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1.1.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2.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2.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3.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3.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4.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4.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5.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5.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6.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6.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1.7.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8.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8.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8.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8.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8.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8.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0.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1.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2.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3.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14.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15.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16.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17.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17.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17.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17.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17.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17.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17.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17.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17.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18.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1.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21.4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21.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22.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22.5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22.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23.5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23.5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23.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24.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24.5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24.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25.5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25.6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25.6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26.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26.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26.6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27.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27.6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30.6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31.6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32.6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33.7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33.7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34.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1.34.7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1.35.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1.35.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1.36.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1.36.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1.37.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1.37.7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1.38.8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1.38.8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1.39.8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1.42.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1.43.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1.44.8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1.45.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1.45.8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1.45.8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1.45.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1.45.9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1.45.9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1.45.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1.45.9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1.45.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1.46.9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1.46.9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1.46.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1.46.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1.46.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.1.46.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.1.46.1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.1.46.1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.1.46.10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.1.47.1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.1.47.10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.1.48.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.1.48.1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.1.49.1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.1.49.1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.1.50.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.1.50.1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.1.51.1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.1.51.1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.1.52.1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.1.52.1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.1.53.1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.1.56.1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.1.57.1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.1.58.1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2.59.1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.2.60.1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.2.60.1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.2.60.1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.2.60.1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.2.60.1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.2.60.1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.2.60.1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2.60.1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.2.61.1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.2.61.1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.2.61.1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.2.61.1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.2.61.1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.2.61.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.2.61.1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.2.61.1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.2.61.1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2.62.1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.2.62.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.2.62.1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.2.62.1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.2.62.1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.2.62.1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.2.62.1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.2.62.1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.2.62.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.2.63.1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stellaQLComment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destinationStat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_nameHash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Machin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1.0</text:p>
          </table:table-cell>
          <table:table-cell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1.1.2.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3.2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.1.1.3.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.1.1.4.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4.5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5.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5.7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6.8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6.9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7.1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1.7.11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1.8.12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1.8.1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1.9.14</text:p>
          </table:table-cell>
          <table:table-cell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1.10.15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1.11.1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2.13.1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3.15.1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4.17.1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5.19.2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1.1.6.21.2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3.2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4.23</text:p>
          </table:table-cell>
          <table:table-cell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17.38.24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17.39.25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17.40.26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17.41.2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17.42.28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17.43.29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7.44.30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7.45.3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7.46.3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8.47.33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21.49.3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21.50.3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22.52.36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22.53.3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23.55.38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23.56.3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24.58.40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24.59.4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25.61.42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25.62.43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26.64.4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26.65.4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27.66.46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7.67.4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5.87.4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5.88.49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45.89.50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45.90.51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45.91.52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45.92.5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45.93.5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45.94.55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45.95.5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46.96.57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46.97.5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46.98.5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46.99.6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46.100.61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46.101.62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46.102.63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46.103.6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46.104.6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47.106.6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48.108.6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49.110.6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50.112.6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51.114.7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52.116.7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53.117.72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2.60.122.7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2.60.123.7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2.60.124.75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2.60.125.7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2.60.126.7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2.60.127.78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2.60.128.7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2.60.129.8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2.61.131.8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2.61.132.8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2.61.133.8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2.61.134.8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2.61.135.8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2.61.136.8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2.61.137.8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2.61.138.8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2.61.138.8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2.62.139.90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2.62.140.9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2.62.141.9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2.62.142.9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2.62.143.9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2.62.144.9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2.62.145.9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2.62.146.9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2.62.147.9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2.62.147.9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</table:table-row>
      </table:table>
      <table:table table:name="cond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proertyName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0.-1.-1.-1.anyState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0.-1.-1.-1.entry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0.-1.-1.-1.exitPosition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0.-1.-1.-1.parentStateMachinePosition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0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.-1.-1.position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.-1.-1.position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.-1.-1.position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.-1.-1.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6.-1.-1.position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7.-1.-1.position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8.-1.-1.position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9.-1.-1.position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0.-1.-1.position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1.-1.-1.position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2.-1.-1.position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3.-1.-1.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4.-1.-1.position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5.-1.-1.position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6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7.-1.-1.position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8.-1.-1.position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9.-1.-1.position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0.-1.-1.position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1.-1.-1.position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2.-1.-1.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3.-1.-1.position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4.-1.-1.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5.-1.-1.position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6.-1.-1.position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7.-1.-1.position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8.-1.-1.position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9.-1.-1.position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0.-1.-1.position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1.-1.-1.position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2.-1.-1.position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3.-1.-1.position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4.-1.-1.position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5.-1.-1.position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6.-1.-1.position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7.-1.-1.position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8.-1.-1.position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9.-1.-1.position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0.-1.-1.position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1.-1.-1.position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2.-1.-1.position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3.-1.-1.position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4.-1.-1.position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5.-1.-1.position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6.-1.-1.position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7.-1.-1.position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8.-1.-1.position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9.-1.-1.position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0.-1.-1.position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1.-1.-1.position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2.-1.-1.position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3.-1.-1.position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4.-1.-1.position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5.-1.-1.position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6.-1.-1.position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7.-1.-1.position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1.-1.-1.-1.anyState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1.-1.-1.-1.entry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1.-1.-1.-1.exit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1.-1.-1.-1.parentStateMachine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8.-1.-1.position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9.-1.-1.position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0.-1.-1.position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1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2.-1.-1.position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po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X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Y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Z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03:38:13.59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3:35:14.217000000</meta:creation-date>
    <dc:date>2017-02-04T03:38:42.546000000</dc:date>
    <meta:editing-duration>PT1M30S</meta:editing-duration>
    <meta:editing-cycles>2</meta:editing-cycles>
    <meta:generator>LibreOffice/5.2.5.1$Windows_x86 LibreOffice_project/0312e1a284a7d50ca85a365c316c7abbf20a4d22</meta:generator>
    <meta:document-statistic meta:table-count="14" meta:cell-count="5199" meta:object-count="0"/>
  </office:meta>
</office:document-meta>
</file>